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Лекция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9">
        <draw:frame presentation:style-name="pr4" draw:layer="layout" svg:width="25.199cm" svg:height="2.629cm" svg:x="1.4cm" svg:y="0.628cm" presentation:class="title">
          <draw:text-box>
            <text:p><text:s text:c="4"/>1. Введе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draw:frame presentation:style-name="pr1" draw:layer="layout" svg:width="25.199cm" svg:height="5.209cm" svg:x="1.4cm" svg:y="-0.662cm" presentation:class="title" presentation:user-transformed="true">
          <draw:text-box>
            <text:p><text:s text:c="9"/>1.1 <text:s/>Централизованная модель обработки данных. Мэйнфреймы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draw:frame presentation:style-name="pr1" draw:layer="layout" svg:width="25.199cm" svg:height="6.945cm" svg:x="1.4cm" svg:y="-1.53cm" presentation:class="title" presentation:user-transformed="true">
          <draw:text-box>
            <text:p><text:s text:c="9"/>1.2 <text:s/>Появление ПК. Переход на распределенную модель обработки данных. Интеллектуальные терминалы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draw:frame presentation:style-name="pr1" draw:layer="layout" svg:width="25.199cm" svg:height="5.209cm" svg:x="1.4cm" svg:y="-0.662cm" presentation:class="title" presentation:user-transformed="true">
          <draw:text-box>
            <text:p><text:s text:c="9"/>1.3 <text:s/>Совместное использование ресурсов. Модель «клиент-сервер»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<text:s text:c="9"/>1.4 <text:s/>Одноранговые сети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<text:s text:c="9"/>1.5 <text:s/>Структура сети предприятия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9">
        <draw:frame presentation:style-name="pr4" draw:layer="layout" svg:width="25.199cm" svg:height="5.209cm" svg:x="1.4cm" svg:y="-0.662cm" presentation:class="title">
          <draw:text-box>
            <text:p><text:s text:c="4"/>2. Использование широковещательного канала передачи данных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<text:s text:c="9"/>2.1 <text:s/>Пакетная сеть ALOHAnet (Гавайский университет).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<text:s text:c="9"/>2.2 <text:s/>Проблема коллизий и ее решение в ALOHAnet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<text:s text:c="9"/>2.3 <text:s/>Дисциплина CSMA/CD (IEEE 802.3)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5T01:45:47.227000000</dc:date>
    <meta:editing-duration>PT11M8S</meta:editing-duration>
    <meta:editing-cycles>3</meta:editing-cycles>
    <meta:generator>LibreOffice/7.4.5.1$Windows_X86_64 LibreOffice_project/9c0871452b3918c1019dde9bfac75448afc4b57f</meta:generator>
    <meta:document-statistic meta:object-count="63"/>
  </office:meta>
</office:document-meta>
</file>